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1;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5;6;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3" table:style-name="ce5">
            <text:p>3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7" table:style-name="ce5">
            <text:p>7</text:p>
          </table:table-cell>
          <table:table-cell office:value-type="string" table:style-name="ce4">
            <text:p>10;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4-08-26T18:38:32Z</dc:date>
  </office:meta>
</office:document-meta>
</file>